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0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5" style:family="text">
      <style:text-properties fo:font-size="14.00pt" fo:font-weight="bold" fo:font-family="Verdana" style:font-family-asian="Verdana" style:font-family-complex="Verdana" fo:background-color="transparent" fo:color="#00b050"/>
    </style:style>
    <style:style style:name="T6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7" style:family="text">
      <style:text-properties fo:font-size="14.00pt" fo:font-weight="bold" fo:font-family="Verdana" style:font-family-asian="Verdana" style:font-family-complex="Verdana" fo:background-color="transparent" fo:color="#00b050"/>
    </style:style>
    <style:style style:name="T8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bold" fo:font-family="Verdana" style:font-family-asian="Verdana" style:font-family-complex="Verdana" fo:background-color="transparent" fo:color="#00b050"/>
    </style:style>
    <style:style style:name="T11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12" style:family="text">
      <style:text-properties fo:font-size="14.00pt" fo:font-weight="bold" fo:font-family="Verdana" style:font-family-asian="Verdana" style:font-family-complex="Verdana" fo:background-color="transparent" fo:color="#00b050"/>
    </style:style>
    <style:style style:name="T13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14" style:family="text">
      <style:text-properties fo:font-size="14.00pt" fo:font-weight="bold" fo:font-family="Verdana" style:font-family-asian="Verdana" style:font-family-complex="Verdana" fo:background-color="transparent" fo:color="#00b050"/>
    </style:style>
    <style:style style:name="T15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2"><text:span text:style-name="T2">Übung Prompt</text:span></text:p>
      <text:p text:style-name="P3"><text:span text:style-name="T3"><text:line-break/>Probieren Sie die verschiedenen Optionen aus und ändern Ihren Prompt so, dass er auf Ihre Bedürfnisse passt. <text:line-break/><text:line-break/>Erstellen Sie unbedingt vorher eine Sicherheitskopie!<text:line-break/><text:line-break/>Speichern Sie eine Version als Standard und einige nach Ihrem persönlichen Geschmack. Vergeben Sie dabei eindeutige Namen.<text:line-break/><text:line-break/></text:span><text:span text:style-name="T4">1) Konsole öffnen</text:span></text:p>
      <text:p text:style-name="P3"><text:span text:style-name="T4">2) sudo apt install sublime-text</text:span></text:p>
      <text:p text:style-name="P3"><text:span text:style-name="T4">2) sudo apt install screenfetch</text:span></text:p>
      <text:p text:style-name="P3"><text:span text:style-name="T4">4) sublime text öffnen</text:span></text:p>
      <text:p text:style-name="P3"><text:span text:style-name="T4">5) .bashrc öffnen (im Dateibrowser -&gt; Rechtsklick -&gt; "Versteckte Dateien anzeigen")</text:span></text:p>
      <text:p text:style-name="P3"><text:span text:style-name="T4">6) Zeile 60 mit STRG+C &amp; STRG+V duplizieren</text:span></text:p>
      <text:p text:style-name="P3"><text:span text:style-name="T4">7) Die erste Zeile mit "#" auskommentieren</text:span></text:p>
      <text:p text:style-name="P3"><text:span text:style-name="T4">8) Die andere Zeile wie folgt verändern:</text:span></text:p>
      <text:p text:style-name="P3"><text:span text:style-name="T5">PS1='\nTime: \t\nPath: \w\n\176 '</text:span><text:span text:style-name="T6"><text:line-break/>9) Am Ende der Datei den folgenden Befehl in einer neuen Zeile einfügen:</text:span></text:p>
      <text:p text:style-name="P3"><text:span text:style-name="T7">screenfetch</text:span></text:p>
      <text:p text:style-name="P3"><text:span text:style-name="T8">10) Terminal öffnen</text:span></text:p>
      <text:p text:style-name="P3"><text:span text:style-name="T9"/></text:p>
      <text:p text:style-name="P3"><text:span text:style-name="T10">-&gt;</text:span><text:span text:style-name="T11"><text:s/>Alle Systeminformationen werden beim Öffnen der Konsole angezeigt</text:span></text:p>
      <text:p text:style-name="P3"><text:span text:style-name="T12">-&gt;</text:span><text:span text:style-name="T13"><text:s/>Der Prompt ist nun</text:span></text:p>
      <text:p text:style-name="P3"><text:span text:style-name="T13">Time: HH:MM:SS</text:span></text:p>
      <text:p text:style-name="P3"><text:span text:style-name="T13">Path: {aktueller Pfad}<text:line-break/>~ </text:span></text:p>
      <text:p text:style-name="P3"><text:span text:style-name="T13"/></text:p>
      <text:p text:style-name="P3"><text:span text:style-name="T13">Die Ansicht in der Konsole lässt sich über den Befehl "</text:span><text:span text:style-name="T14">source .bashrc</text:span><text:span text:style-name="T15">" aktualisieren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